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08CEDDE6CCD163C8CF8.png" manifest:media-type="image/png"/>
  <manifest:file-entry manifest:full-path="Pictures/100002010000016D000000AA1C0AA7328333B7E3.png" manifest:media-type="image/png"/>
  <manifest:file-entry manifest:full-path="Pictures/1000160A00002832000012B41664FE7AC3633EA3.svg" manifest:media-type="image/svg+xml"/>
  <manifest:file-entry manifest:full-path="Pictures/10002E2C000025AF000014F87C35248CC841EF6F.svg" manifest:media-type="image/svg+xml"/>
  <manifest:file-entry manifest:full-path="Pictures/1000000000000390000002A023C1E65BBC2FDA58.png" manifest:media-type="image/png"/>
  <manifest:file-entry manifest:full-path="Pictures/100002010000016D000000CB6B7B6A2D9C615090.png" manifest:media-type="image/png"/>
  <manifest:file-entry manifest:full-path="Pictures/10000201000003C000000222C8F4CFD45722C744.png" manifest:media-type="image/png"/>
  <manifest:file-entry manifest:full-path="Pictures/10000000000003900000001EACD250F8BC4061E4.png" manifest:media-type="image/png"/>
  <manifest:file-entry manifest:media-type="image/png" manifest:full-path="Pictures/odpdown_image_0.PNG"/>
  <manifest:file-entry manifest:media-type="image/png" manifest:full-path="Pictures/odpdown_image_1.PNG"/>
  <manifest:file-entry manifest:media-type="image/png" manifest:full-path="Pictures/odpdown_image_2.PNG"/>
  <manifest:file-entry manifest:media-type="image/png" manifest:full-path="Pictures/odpdown_image_3.PNG"/>
  <manifest:file-entry manifest:media-type="image/png" manifest:full-path="Pictures/odpdown_image_4.PNG"/>
  <manifest:file-entry manifest:media-type="image/png" manifest:full-path="Pictures/odpdown_image_5.PNG"/>
  <manifest:file-entry manifest:media-type="image/png" manifest:full-path="Pictures/odpdown_image_6.PNG"/>
  <manifest:file-entry manifest:media-type="image/png" manifest:full-path="Pictures/odpdown_image_7.PNG"/>
  <manifest:file-entry manifest:media-type="image/png" manifest:full-path="Pictures/odpdown_image_8.PNG"/>
  <manifest:file-entry manifest:media-type="image/png" manifest:full-path="Pictures/odpdown_image_9.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paragraph-properties fo:margin-top="0cm" fo:margin-bottom="0cm" fo:line-height="93%" fo:text-align="start"/>
    </style:style>
    <style:style style:name="P6" style:family="paragraph">
      <loext:graphic-properties draw:fill="none"/>
      <style:paragraph-properties fo:margin-top="0cm" fo:margin-bottom="0cm" fo:line-height="93%" fo:text-align="start"/>
      <style:text-properties fo:font-size="18pt"/>
    </style:style>
    <style:style style:name="P7" style:family="paragraph">
      <loext:graphic-properties draw:fill-color="#ffffff"/>
    </style:style>
    <style:style style:name="T1" style:family="text">
      <style:text-properties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No-Logo_20_Content-outline1">
      <style:graphic-properties draw:fit-to-size="shrink-to-fit"/>
    </style:style>
    <style:style style:name="md2odp-TitleText" style:family="presentation" style:display-name="md2odp-TitleText" style:parent-style-name="No-Logo_20_Content-title">
      <style:graphic-properties draw:auto-grow-height="true"/>
    </style:style>
    <style:style style:name="md2odp-BreakTitleText" style:family="presentation" style:display-name="md2odp-BreakTitleText" style:parent-style-name="Break-title">
      <style:graphic-properties draw:auto-grow-height="true"/>
    </style:style>
    <text:list-style style:name="OutlineListStyle"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text:span text:style-name="T1">An Introduction to Crowbar</text:span></text:p>
          </draw:text-box>
        </draw:frame>
        <draw:frame presentation:style-name="pr2" draw:text-style-name="P3" draw:layer="layout" svg:width="10.566cm" svg:height="3.326cm" svg:x="2.261cm" svg:y="13.081cm" presentation:class="subtitle" presentation:user-transformed="true">
          <draw:text-box>
            <text:p text:style-name="P2"><text:span text:style-name="T2">Johannes Graßler</text:span></text:p>
            <text:p text:style-name="P2"><text:span text:style-name="T3">Cloud Developer</text:span></text:p>
            <text:p text:style-name="P2"><text:span text:style-name="T3">johannes.grassler@suse.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id="page1" draw:name="Introduction&#10;&#10;" draw:master-page-name="Break" presentation:presentation-page-layout-name="AL3T19">
        <draw:frame svg:width="20.884cm" svg:height="3.18cm" draw:z-index="0" svg:x="2.286cm" svg:y="7.62cm" presentation:class="title" presentation:style-name="md2odp-BreakTitleText">
          <draw:text-box>
            <text:p><text:span>Introduction</text:span></text:p>
          </draw:text-box>
        </draw:frame>
      </draw:page>
      <draw:page draw:id="page1" draw:name="Crowbar Overview&#10;&#10;" draw:master-page-name="No-Logo_20_Content" presentation:presentation-page-layout-name="AL3T1">
        <draw:frame svg:width="20.93cm" svg:height="2.743cm" draw:z-index="0" svg:x="2.286cm" svg:y="0.711cm" presentation:class="title" presentation:style-name="md2odp-TitleText">
          <draw:text-box>
            <text:p><text:span>Crowbar Overview</text:span></text:p>
          </draw:text-box>
        </draw:frame>
        <draw:frame svg:width="20.93cm" svg:height="11.049cm" draw:z-index="0" svg:x="2.286cm" svg:y="4.039cm" presentation:class="outline" presentation:style-name="md2odp-OutlineText">
          <draw:text-box>
            <text:list text:style-name="OutlineListStyle">
              <text:list-item>
                <text:p><text:span><text:span>Open Source installation and configuration management framework </text:span></text:span></text:p>
              </text:list-item>
              <text:list-item>
                <text:p><text:span><text:span>Originally started by Dell, continued by SUSE</text:span></text:span></text:p>
              </text:list-item>
              <text:list-item>
                <text:p><text:span><text:span>Mainly used for SUSE OpenStack Cloud, Ceph, Cloud Foundry</text:span></text:span></text:p>
              </text:list-item>
              <text:list-item>
                <text:p><text:span><text:span>Configured through Ruby on Rails Web UI and REST API with command line
clients</text:span></text:span></text:p>
              </text:list-item>
            </text:list>
          </draw:text-box>
        </draw:frame>
      </draw:page>
      <text:span>&lt;!--

Crowbar is the installation and configuration management framework tool we use
for a bunch of SUSE products things right now.

Originally Crowbar was started by Dell as a tool to install and configure
distributed applications such as OpenStack on a cluster of machines. SUSE took
over in 2013 and we have been maintaining it ever since.

It's mainly used for SUSE OpenStack Cloud but it can also be used to set up
Ceph or Cloud Foundry.

Crowbar is configured and operated through a Ruby on Rails web interface which
also exports a REST API. On the other side we have a command line client to
talk to this REST API - much like the OpenStack CLI clients.

--&gt;

</text:span>
      <draw:page draw:id="page1" draw:name="Features&#10;&#10;" draw:master-page-name="No-Logo_20_Content" presentation:presentation-page-layout-name="AL3T1">
        <draw:frame svg:width="20.93cm" svg:height="2.743cm" draw:z-index="0" svg:x="2.286cm" svg:y="0.711cm" presentation:class="title" presentation:style-name="md2odp-TitleText">
          <draw:text-box>
            <text:p><text:span>Features</text:span></text:p>
          </draw:text-box>
        </draw:frame>
        <draw:frame svg:width="20.93cm" svg:height="11.049cm" draw:z-index="0" svg:x="2.286cm" svg:y="4.039cm" presentation:class="outline" presentation:style-name="md2odp-OutlineText">
          <draw:text-box>
            <text:list text:style-name="OutlineListStyle">
              <text:list-item>
                <text:p><text:span><text:span>PXE boot discovery and installation for bare metal nodes</text:span></text:span></text:p>
              </text:list-item>
              <text:list-item>
                <text:p><text:span><text:span>Easily extensible through </text:span><text:span text:style-name="md2odp-TextEmphasisStyle"><text:span>bar clamps</text:span></text:span><text:span>, one per OpenStack component</text:span></text:span></text:p>
              </text:list-item>
              <text:list-item>
                <text:p><text:span><text:span>Pick and chose from the barclamps you actually need</text:span></text:span></text:p>
              </text:list-item>
            </text:list>
          </draw:text-box>
        </draw:frame>
      </draw:page>
      <text:span>&lt;!--

Let's have a look at Crowbar's features now and get a feel for what it can and
cannot do.

First of all, it can deal with mostly unprepared bare metal machines. All they
need to do is attempt to PXE boot. Crowbar will then automatically discover
them and display the machines that successfully booted in its Nodes view. You
can then assign names to these nodes, install an operating system on them and
apply barclamps to them.

Speaking of which: barclamps are the bread and butter of crowbar. A barclamp
is a plugin for configuring a service, such as OpenStack Nova. Note that a
service in this case can be - and usually is - a distributed system of multiple
different daemons running on multiple different machines.

Crowbar allows you to mix and match barclamps depending to a certain extent.
Concretely, if you use it to deploy an OpenStack cloud you can chose to deploy
only the services you want to deploy. For instance, you could omit Swift if you
don't need object storage.

--&gt;

</text:span>
      <draw:page draw:id="page1" draw:name="Barclamps: Crowbar's Configuration Modules&#10;&#10;" draw:master-page-name="No-Logo_20_Content" presentation:presentation-page-layout-name="AL3T1">
        <draw:frame svg:width="20.93cm" svg:height="2.743cm" draw:z-index="0" svg:x="2.286cm" svg:y="0.711cm" presentation:class="title" presentation:style-name="md2odp-TitleText">
          <draw:text-box>
            <text:p><text:span>Barclamps: Crowbar's Configuration Modules</text:span></text:p>
          </draw:text-box>
        </draw:frame>
        <draw:frame svg:width="20.93cm" svg:height="11.049cm" draw:z-index="0" svg:x="2.286cm" svg:y="4.039cm" presentation:class="outline" presentation:style-name="md2odp-OutlineText">
          <draw:text-box>
            <text:list text:style-name="OutlineListStyle">
              <text:list-item>
                <text:p><text:span><text:span>Chef cookbooks for configuration management</text:span></text:span></text:p>
              </text:list-item>
              <text:list-item>
                <text:p><text:span><text:span>Default parameters for chef recipes from </text:span><text:span text:style-name="md2odp-TextEmphasisStyle"><text:span>data bags</text:span></text:span><text:span>: JSON data with schema</text:span></text:span></text:p>
              </text:list-item>
              <text:list-item>
                <text:p><text:span><text:span>Barclamp view in Crowbar Web UI for customizing parameters</text:span></text:span></text:p>
              </text:list-item>
              <text:list-item>
                <text:p><text:span><text:span>Validation code and UI elements in Rails application</text:span></text:span></text:p>
              </text:list-item>
            </text:list>
          </draw:text-box>
        </draw:frame>
      </draw:page>
      <text:span>&lt;!--

Now that we have a general idea of what a barclamp is, we can have a closer
look at the implementation details. Barclamps consist of various components:

First and foremost they contain a chef cookbooks that is used for deploying the
service the barclamp is in charge of. Usually this chef cookbook consists of
multiple recipes. There may be dedicated recipes for deploying the API and
backend services, or for creating keystone and database users, for instance.
Services such as Neutron, Nova or Cinder will also have role recipes
aggregating the daemons and agents running on compute nodes and controllers,
respectively.

These chef recipes are not static of course. They can be parametrized through
Crowbar. We've got a fair amount of knobs and dials to adjust there - according
to a colleague who recently did a presentation on Crowbar we currently have
about 1500 individual settings across Crowbar. Since setting all of these
explicitely would be quite a burden on the user we provide sensible defaults in
the shape of `data bags`. The data bag for a barclamp consists of a JSON
formatted data structure with all the default settings and a JSON formatted
schema file which defines the data type and optional validation constraints for
each setting.

--&gt;

</text:span>
      <draw:page draw:id="page1" draw:name="Web UI workflow (1)&#10;&#10;" draw:master-page-name="No-Logo_20_Content" presentation:presentation-page-layout-name="AL3T1">
        <draw:frame svg:width="20.93cm" svg:height="2.743cm" draw:z-index="0" svg:x="2.286cm" svg:y="0.711cm" presentation:class="title" presentation:style-name="md2odp-TitleText">
          <draw:text-box>
            <text:p><text:span>Web UI workflow (1)</text:span></text:p>
          </draw:text-box>
        </draw:frame>
        <draw:frame svg:width="12cm" svg:height="12cm" draw:z-index="0" svg:x="7cm" svg:y="4cm" presentation:class="graphic" draw:style-name="md2odp-ImageStyle">
          <draw:image xlink:href="Pictures/odpdown_image_0.PNG" xlink:type="simple" xlink:show="embed" xlink:actuate="onLoad"/>
          <svg:desc>params1</svg:desc>
        </draw:frame>
      </draw:page>
      <draw:page draw:id="page1" draw:name="Web UI workflow (2)&#10;&#10;" draw:master-page-name="No-Logo_20_Content" presentation:presentation-page-layout-name="AL3T1">
        <draw:frame svg:width="20.93cm" svg:height="2.743cm" draw:z-index="0" svg:x="2.286cm" svg:y="0.711cm" presentation:class="title" presentation:style-name="md2odp-TitleText">
          <draw:text-box>
            <text:p><text:span>Web UI workflow (2)</text:span></text:p>
          </draw:text-box>
        </draw:frame>
        <draw:frame svg:width="12cm" svg:height="12cm" draw:z-index="0" svg:x="7cm" svg:y="4cm" presentation:class="graphic" draw:style-name="md2odp-ImageStyle">
          <draw:image xlink:href="Pictures/odpdown_image_1.PNG" xlink:type="simple" xlink:show="embed" xlink:actuate="onLoad"/>
          <svg:desc>params1</svg:desc>
        </draw:frame>
      </draw:page>
      <draw:page draw:id="page1" draw:name="Web UI workflow (3)&#10;&#10;" draw:master-page-name="No-Logo_20_Content" presentation:presentation-page-layout-name="AL3T1">
        <draw:frame svg:width="20.93cm" svg:height="2.743cm" draw:z-index="0" svg:x="2.286cm" svg:y="0.711cm" presentation:class="title" presentation:style-name="md2odp-TitleText">
          <draw:text-box>
            <text:p><text:span>Web UI workflow (3)</text:span></text:p>
          </draw:text-box>
        </draw:frame>
        <draw:frame svg:width="12cm" svg:height="12cm" draw:z-index="0" svg:x="7cm" svg:y="4cm" presentation:class="graphic" draw:style-name="md2odp-ImageStyle">
          <draw:image xlink:href="Pictures/odpdown_image_2.PNG" xlink:type="simple" xlink:show="embed" xlink:actuate="onLoad"/>
          <svg:desc>params1</svg:desc>
        </draw:frame>
      </draw:page>
      <draw:page draw:id="page1" draw:name="Web UI workflow (4)&#10;&#10;" draw:master-page-name="No-Logo_20_Content" presentation:presentation-page-layout-name="AL3T1">
        <draw:frame svg:width="20.93cm" svg:height="2.743cm" draw:z-index="0" svg:x="2.286cm" svg:y="0.711cm" presentation:class="title" presentation:style-name="md2odp-TitleText">
          <draw:text-box>
            <text:p><text:span>Web UI workflow (4)</text:span></text:p>
          </draw:text-box>
        </draw:frame>
        <draw:frame svg:width="12cm" svg:height="12cm" draw:z-index="0" svg:x="7cm" svg:y="4cm" presentation:class="graphic" draw:style-name="md2odp-ImageStyle">
          <draw:image xlink:href="Pictures/odpdown_image_3.PNG" xlink:type="simple" xlink:show="embed" xlink:actuate="onLoad"/>
          <svg:desc>params1</svg:desc>
        </draw:frame>
      </draw:page>
      <draw:page draw:id="page1" draw:name="Web UI workflow (5)&#10;&#10;" draw:master-page-name="No-Logo_20_Content" presentation:presentation-page-layout-name="AL3T1">
        <draw:frame svg:width="20.93cm" svg:height="2.743cm" draw:z-index="0" svg:x="2.286cm" svg:y="0.711cm" presentation:class="title" presentation:style-name="md2odp-TitleText">
          <draw:text-box>
            <text:p><text:span>Web UI workflow (5)</text:span></text:p>
          </draw:text-box>
        </draw:frame>
        <draw:frame svg:width="12cm" svg:height="12cm" draw:z-index="0" svg:x="7cm" svg:y="4cm" presentation:class="graphic" draw:style-name="md2odp-ImageStyle">
          <draw:image xlink:href="Pictures/odpdown_image_4.PNG" xlink:type="simple" xlink:show="embed" xlink:actuate="onLoad"/>
          <svg:desc>params1</svg:desc>
        </draw:frame>
      </draw:page>
      <draw:page draw:id="page1" draw:name="CLI/REST API workflow (1)&#10;&#10;" draw:master-page-name="No-Logo_20_Content" presentation:presentation-page-layout-name="AL3T1">
        <draw:frame svg:width="20.93cm" svg:height="2.743cm" draw:z-index="0" svg:x="2.286cm" svg:y="0.711cm" presentation:class="title" presentation:style-name="md2odp-TitleText">
          <draw:text-box>
            <text:p><text:span>CLI/REST API workflow (1)</text:span></text:p>
          </draw:text-box>
        </draw:frame>
        <draw:frame svg:width="12cm" svg:height="12cm" draw:z-index="0" svg:x="7cm" svg:y="4cm" presentation:class="graphic" draw:style-name="md2odp-ImageStyle">
          <draw:image xlink:href="Pictures/odpdown_image_5.PNG" xlink:type="simple" xlink:show="embed" xlink:actuate="onLoad"/>
          <svg:desc>params1</svg:desc>
        </draw:frame>
      </draw:page>
      <draw:page draw:id="page1" draw:name="CLI/REST API workflow (2)&#10;&#10;" draw:master-page-name="No-Logo_20_Content" presentation:presentation-page-layout-name="AL3T1">
        <draw:frame svg:width="20.93cm" svg:height="2.743cm" draw:z-index="0" svg:x="2.286cm" svg:y="0.711cm" presentation:class="title" presentation:style-name="md2odp-TitleText">
          <draw:text-box>
            <text:p><text:span>CLI/REST API workflow (2)</text:span></text:p>
          </draw:text-box>
        </draw:frame>
        <draw:frame svg:width="12cm" svg:height="12cm" draw:z-index="0" svg:x="7cm" svg:y="4cm" presentation:class="graphic" draw:style-name="md2odp-ImageStyle">
          <draw:image xlink:href="Pictures/odpdown_image_6.PNG" xlink:type="simple" xlink:show="embed" xlink:actuate="onLoad"/>
          <svg:desc>params1</svg:desc>
        </draw:frame>
      </draw:page>
      <draw:page draw:id="page1" draw:name="CLI/REST API workflow (3)&#10;&#10;" draw:master-page-name="No-Logo_20_Content" presentation:presentation-page-layout-name="AL3T1">
        <draw:frame svg:width="20.93cm" svg:height="2.743cm" draw:z-index="0" svg:x="2.286cm" svg:y="0.711cm" presentation:class="title" presentation:style-name="md2odp-TitleText">
          <draw:text-box>
            <text:p><text:span>CLI/REST API workflow (3)</text:span></text:p>
          </draw:text-box>
        </draw:frame>
        <draw:frame svg:width="12cm" svg:height="12cm" draw:z-index="0" svg:x="7cm" svg:y="4cm" presentation:class="graphic" draw:style-name="md2odp-ImageStyle">
          <draw:image xlink:href="Pictures/odpdown_image_7.PNG" xlink:type="simple" xlink:show="embed" xlink:actuate="onLoad"/>
          <svg:desc>params1</svg:desc>
        </draw:frame>
      </draw:page>
      <draw:page draw:id="page1" draw:name="CLI/REST API workflow (4)&#10;&#10;" draw:master-page-name="No-Logo_20_Content" presentation:presentation-page-layout-name="AL3T1">
        <draw:frame svg:width="20.93cm" svg:height="2.743cm" draw:z-index="0" svg:x="2.286cm" svg:y="0.711cm" presentation:class="title" presentation:style-name="md2odp-TitleText">
          <draw:text-box>
            <text:p><text:span>CLI/REST API workflow (4)</text:span></text:p>
          </draw:text-box>
        </draw:frame>
        <draw:frame svg:width="12cm" svg:height="12cm" draw:z-index="0" svg:x="7cm" svg:y="4cm" presentation:class="graphic" draw:style-name="md2odp-ImageStyle">
          <draw:image xlink:href="Pictures/odpdown_image_8.PNG" xlink:type="simple" xlink:show="embed" xlink:actuate="onLoad"/>
          <svg:desc>params1</svg:desc>
        </draw:frame>
      </draw:page>
      <draw:page draw:id="page1" draw:name="CLI/REST API workflow (5)&#10;&#10;" draw:master-page-name="No-Logo_20_Content" presentation:presentation-page-layout-name="AL3T1">
        <draw:frame svg:width="20.93cm" svg:height="2.743cm" draw:z-index="0" svg:x="2.286cm" svg:y="0.711cm" presentation:class="title" presentation:style-name="md2odp-TitleText">
          <draw:text-box>
            <text:p><text:span>CLI/REST API workflow (5)</text:span></text:p>
          </draw:text-box>
        </draw:frame>
        <draw:frame svg:width="12cm" svg:height="12cm" draw:z-index="0" svg:x="7cm" svg:y="4cm" presentation:class="graphic" draw:style-name="md2odp-ImageStyle">
          <draw:image xlink:href="Pictures/odpdown_image_9.PNG" xlink:type="simple" xlink:show="embed" xlink:actuate="onLoad"/>
          <svg:desc>params1</svg:desc>
        </draw:frame>
      </draw:page>
      <draw:page draw:id="page1" draw:name="Development: Crowbar Repositories&#10;&#10;" draw:master-page-name="No-Logo_20_Content" presentation:presentation-page-layout-name="AL3T1">
        <draw:frame svg:width="20.93cm" svg:height="2.743cm" draw:z-index="0" svg:x="2.286cm" svg:y="0.711cm" presentation:class="title" presentation:style-name="md2odp-TitleText">
          <draw:text-box>
            <text:p><text:span>Development: Crowbar Repositories</text:span></text:p>
          </draw:text-box>
        </draw:frame>
        <draw:frame svg:width="20.93cm" svg:height="11.049cm" draw:z-index="0" svg:x="2.286cm" svg:y="4.039cm" presentation:class="outline" presentation:style-name="md2odp-OutlineText">
          <draw:text-box>
            <text:list text:style-name="OutlineListStyle">
              <text:list-item>
                <text:p><text:span><text:span>Main application: </text:span><text:a xlink:href="https://github.com/crowbar">https://github.com/crowbar</text:a></text:span></text:p>
              </text:list-item>
              <text:list-item>
                <text:p><text:span><text:span>Core barclamps: </text:span><text:a xlink:href="https://github.com/crowbar-core">https://github.com/crowbar-core</text:a></text:span></text:p>
              </text:list-item>
              <text:list-item>
                <text:p><text:span><text:span>OpenStack barclamps: </text:span><text:a xlink:href="https://github.com/crowbar/crowbar-openstack">https://github.com/crowbar/crowbar-openstack</text:a></text:span></text:p>
              </text:list-item>
            </text:list>
          </draw:text-box>
        </draw:frame>
      </draw:page>
      <draw:page draw:id="page1" draw:name="Development: Contribution workflow&#10;&#10;" draw:master-page-name="No-Logo_20_Content" presentation:presentation-page-layout-name="AL3T1">
        <draw:frame svg:width="20.93cm" svg:height="2.743cm" draw:z-index="0" svg:x="2.286cm" svg:y="0.711cm" presentation:class="title" presentation:style-name="md2odp-TitleText">
          <draw:text-box>
            <text:p><text:span>Development: Contribution workflow</text:span></text:p>
          </draw:text-box>
        </draw:frame>
        <draw:frame svg:width="20.93cm" svg:height="11.049cm" draw:z-index="0" svg:x="2.286cm" svg:y="4.039cm" presentation:class="outline" presentation:style-name="md2odp-OutlineText">
          <draw:text-box>
            <text:list text:style-name="OutlineListStyle">
              <text:list-item>
                <text:p><text:span><text:span>Fork the repository you intend to contribute to on Github and create a topic
branch</text:span></text:span></text:p>
              </text:list-item>
              <text:list-item>
                <text:p><text:span><text:span>Once you are done with your modifications submit a pull request</text:span></text:span></text:p>
              </text:list-item>
              <text:list-item>
                <text:p><text:span><text:span>Acceptance Criteria:</text:span></text:span><text:span/></text:p>
                <text:list text:style-name="OutlineListStyle">
                  <text:list-item>
                    <text:p><text:span><text:span>Two positive reviews</text:span></text:span></text:p>
                  </text:list-item>
                  <text:list-item>
                    <text:p><text:span><text:span>All CI tests pass</text:span></text:span></text:p>
                  </text:list-item>
                </text:list>
              </text:list-item>
            </text:list>
          </draw:text-box>
        </draw:frame>
      </draw:page>
      <draw:page draw:id="page1" draw:name="Development: Getting in Touch&#10;&#10;" draw:master-page-name="No-Logo_20_Content" presentation:presentation-page-layout-name="AL3T1">
        <draw:frame svg:width="20.93cm" svg:height="2.743cm" draw:z-index="0" svg:x="2.286cm" svg:y="0.711cm" presentation:class="title" presentation:style-name="md2odp-TitleText">
          <draw:text-box>
            <text:p><text:span>Development: Getting in Touch</text:span></text:p>
          </draw:text-box>
        </draw:frame>
        <draw:frame svg:width="20.93cm" svg:height="11.049cm" draw:z-index="0" svg:x="2.286cm" svg:y="4.039cm" presentation:class="outline" presentation:style-name="md2odp-OutlineText">
          <draw:text-box>
            <text:list text:style-name="OutlineListStyle">
              <text:list-item>
                <text:p><text:span><text:span>Mailing list: </text:span><text:span text:style-name="md2odp-TextCodeStyle">crowbar@googlegroups.com</text:span></text:span></text:p>
              </text:list-item>
              <text:list-item>
                <text:p><text:span><text:span>IRC: </text:span><text:span text:style-name="md2odp-TextCodeStyle">#crowbar</text:span><text:span> on FreeNode</text:span></text:span></text:p>
              </text:list-item>
            </text:list>
          </draw:text-box>
        </draw:frame>
      </draw:page>
      <draw:page draw:id="page1" draw:name="Case Study: Creating a New OpenStack Barclamp&#10;&#10;" draw:master-page-name="Break" presentation:presentation-page-layout-name="AL3T19">
        <draw:frame svg:width="20.884cm" svg:height="3.18cm" draw:z-index="0" svg:x="2.286cm" svg:y="7.62cm" presentation:class="title" presentation:style-name="md2odp-BreakTitleText">
          <draw:text-box>
            <text:p><text:span>Case Study: Creating a New OpenStack Barclamp</text:span></text:p>
          </draw:text-box>
        </draw:frame>
      </draw:page>
      <draw:page draw:id="page1" draw:name="Example Barclamp: Barbican&#10;&#10;" draw:master-page-name="No-Logo_20_Content" presentation:presentation-page-layout-name="AL3T1">
        <draw:frame svg:width="20.93cm" svg:height="2.743cm" draw:z-index="0" svg:x="2.286cm" svg:y="0.711cm" presentation:class="title" presentation:style-name="md2odp-TitleText">
          <draw:text-box>
            <text:p><text:span>Example Barclamp: Barbican</text:span></text:p>
          </draw:text-box>
        </draw:frame>
        <draw:frame svg:width="20.93cm" svg:height="11.049cm" draw:z-index="0" svg:x="2.286cm" svg:y="4.039cm" presentation:class="outline" presentation:style-name="md2odp-OutlineText">
          <draw:text-box>
            <text:list text:style-name="OutlineListStyle">
              <text:list-item>
                <text:p><text:span><text:span>Example for case study: (The Barbican barclamp)</text:span></text:span></text:p>
              </text:list-item>
              <text:list-item>
                <text:p><text:span><text:span>See commit </text:span><text:span text:style-name="md2odp-TextCodeStyle">cc1fea37169a4769257e0894f4363eccd241187a</text:span><text:span> for details</text:span></text:span></text:p>
              </text:list-item>
              <text:list-item>
                <text:p><text:span><text:span>Preparation: Fork </text:span><text:a xlink:href="https://github.com/crowbar/crowbar-openstack">https://github.com/crowbar/crowbar-openstack</text:a><text:span> and create
topic branch</text:span></text:span></text:p>
              </text:list-item>
            </text:list>
          </draw:text-box>
        </draw:frame>
      </draw:page>
      <draw:page draw:id="page1" draw:name="Step 1: Creating a Chef Cookbok&#10;&#10;" draw:master-page-name="No-Logo_20_Content" presentation:presentation-page-layout-name="AL3T1">
        <draw:frame svg:width="20.93cm" svg:height="2.743cm" draw:z-index="0" svg:x="2.286cm" svg:y="0.711cm" presentation:class="title" presentation:style-name="md2odp-TitleText">
          <draw:text-box>
            <text:p><text:span>Step 1: Creating a Chef Cookbok</text:span></text:p>
          </draw:text-box>
        </draw:frame>
        <draw:frame svg:width="20.93cm" svg:height="11.049cm" draw:z-index="0" svg:x="2.286cm" svg:y="4.039cm" presentation:class="outline" presentation:style-name="md2odp-OutlineText">
          <draw:text-box>
            <text:p><text:span><text:span text:style-name="md2odp-TextEmphasisStyle"><text:span>Note: all paths on this slide are relative to </text:span><text:span text:style-name="md2odp-TextCodeStyle">chef/cookbooks/barbican</text:span></text:span></text:span></text:p>
            <text:list text:style-name="OutlineListStyle">
              <text:list-item>
                <text:p><text:span><text:span>Create Chef recipes in </text:span><text:span text:style-name="md2odp-TextCodeStyle">recipes/</text:span><text:span> </text:span></text:span><text:span/></text:p>
                <text:list text:style-name="OutlineListStyle">
                  <text:list-item>
                    <text:p><text:span>Create 1 or more role recipes to aggregate recipes</text:span></text:p>
                  </text:list-item>
                </text:list>
              </text:list-item>
              <text:list-item>
                <text:p><text:span><text:span>Declare dependencies in metadata.rb</text:span></text:span></text:p>
              </text:list-item>
            </text:list>
          </draw:text-box>
        </draw:frame>
      </draw:page>
      <draw:page draw:id="page1" draw:name="Step 2: Parameters in Data Bags&#10;&#10;" draw:master-page-name="No-Logo_20_Content" presentation:presentation-page-layout-name="AL3T1">
        <draw:frame svg:width="20.93cm" svg:height="2.743cm" draw:z-index="0" svg:x="2.286cm" svg:y="0.711cm" presentation:class="title" presentation:style-name="md2odp-TitleText">
          <draw:text-box>
            <text:p><text:span>Step 2: Parameters in Data Bags</text:span></text:p>
          </draw:text-box>
        </draw:frame>
        <draw:frame svg:width="20.93cm" svg:height="11.049cm" draw:z-index="0" svg:x="2.286cm" svg:y="4.039cm" presentation:class="outline" presentation:style-name="md2odp-OutlineText">
          <draw:text-box>
            <text:p><text:span><text:span text:style-name="md2odp-TextEmphasisStyle"><text:span>Note: all paths on this slide are relative to </text:span><text:span text:style-name="md2odp-TextCodeStyle">chef/data_bags/</text:span></text:span></text:span></text:p>
            <text:list text:style-name="OutlineListStyle">
              <text:list-item>
                <text:p><text:span><text:span>Create </text:span><text:span text:style-name="md2odp-TextCodeStyle">template-barbican.schema</text:span><text:span>: JSON formatted schema. Describes parameter types.</text:span></text:span></text:p>
              </text:list-item>
              <text:list-item>
                <text:p><text:span><text:span>Create </text:span><text:span text:style-name="md2odp-TextCodeStyle">template-barbican.json</text:span><text:span>: JSON formatted data structure with default paramaters</text:span></text:span></text:p>
              </text:list-item>
            </text:list>
          </draw:text-box>
        </draw:frame>
      </draw:page>
      <draw:page draw:id="page1" draw:name="Step 3: Roles&#10;&#10;" draw:master-page-name="No-Logo_20_Content" presentation:presentation-page-layout-name="AL3T1">
        <draw:frame svg:width="20.93cm" svg:height="2.743cm" draw:z-index="0" svg:x="2.286cm" svg:y="0.711cm" presentation:class="title" presentation:style-name="md2odp-TitleText">
          <draw:text-box>
            <text:p><text:span>Step 3: Roles</text:span></text:p>
          </draw:text-box>
        </draw:frame>
        <draw:frame svg:width="20.93cm" svg:height="11.049cm" draw:z-index="0" svg:x="2.286cm" svg:y="4.039cm" presentation:class="outline" presentation:style-name="md2odp-OutlineText">
          <draw:text-box>
            <text:list text:style-name="OutlineListStyle">
              <text:list-item>
                <text:p><text:span><text:span>Available role recipes need to be know Crowbar App</text:span></text:span></text:p>
              </text:list-item>
              <text:list-item>
                <text:p><text:span><text:span>Add a role definition for each role recipe in </text:span><text:span text:style-name="md2odp-TextCodeStyle">chef/roles/</text:span><text:span>.</text:span></text:span></text:p>
              </text:list-item>
            </text:list>
          </draw:text-box>
        </draw:frame>
      </draw:page>
      <draw:page draw:id="page1" draw:name="Step 4: Register Barclamp in the Crowbar App&#10;&#10;" draw:master-page-name="No-Logo_20_Content" presentation:presentation-page-layout-name="AL3T1">
        <draw:frame svg:width="20.93cm" svg:height="2.743cm" draw:z-index="0" svg:x="2.286cm" svg:y="0.711cm" presentation:class="title" presentation:style-name="md2odp-TitleText">
          <draw:text-box>
            <text:p><text:span>Step 4: Register Barclamp in the Crowbar App</text:span></text:p>
          </draw:text-box>
        </draw:frame>
        <draw:frame svg:width="20.93cm" svg:height="11.049cm" draw:z-index="0" svg:x="2.286cm" svg:y="4.039cm" presentation:class="outline" presentation:style-name="md2odp-OutlineText">
          <draw:text-box>
            <text:p><text:span><text:span text:style-name="md2odp-TextEmphasisStyle"><text:span>Note: all paths on this slide are relative to </text:span><text:span text:style-name="md2odp-TextCodeStyle">crowbar_framework/</text:span></text:span></text:span></text:p>
            <text:p><text:span><text:span>Minimal changes:</text:span></text:span></text:p>
            <text:list text:style-name="OutlineListStyle">
              <text:list-item>
                <text:p><text:span><text:span>Create UI controller: </text:span><text:span text:style-name="md2odp-TextCodeStyle">app/controllers/barbican_controller.rb</text:span></text:span></text:p>
              </text:list-item>
              <text:list-item>
                <text:p><text:span><text:span>Create UI model: </text:span><text:span text:style-name="md2odp-TextCodeStyle">app/models/barbican_service.rb</text:span></text:span></text:p>
              </text:list-item>
              <text:list-item>
                <text:p><text:span><text:span>Create UI view: </text:span><text:span text:style-name="md2odp-TextCodeStyle">app/views/barclamp/barbican/_edit_attributes.html.haml</text:span></text:span></text:p>
              </text:list-item>
              <text:list-item>
                <text:p><text:span><text:span>Create UI labels: </text:span><text:span text:style-name="md2odp-TextCodeStyle">config/locales/barbican/en.yml</text:span></text:span></text:p>
              </text:list-item>
            </text:list>
          </draw:text-box>
        </draw:frame>
      </draw:page>
      <draw:page draw:name="page2" draw:style-name="dp1" draw:master-page-name="Call_20_to_20_Action" presentation:presentation-page-layout-name="AL2T19">
        <office:forms form:automatic-focus="false" form:apply-design-mode="false"/>
        <draw:custom-shape draw:name="TextBox 1" draw:style-name="gr2" draw:text-style-name="P6" draw:layer="layout" svg:width="18.188cm" svg:height="2.995cm" svg:x="3.556cm" svg:y="4.625cm">
          <text:p text:style-name="P5"><text:span text:style-name="T4">Slides and Transcript:</text:span></text:p>
          <text:p text:style-name="P5"><text:span text:style-name="T4"><text:a xlink:href="http://github.com/jgrassler/talks" xlink:type="simple">http://github.com/jgrassler/talks</text:a></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6" draw:text-style-name="MP5" draw:layer="backgroundobjects" svg:width="24.13cm" svg:height="11.593cm" svg:x="0.627cm" svg:y="0.578cm">
        <draw:image xlink:href="Pictures/10000201000003C000000222C8F4CFD45722C744.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1664FE7AC3633EA3.svg" xlink:type="simple" xlink:show="embed" xlink:actuate="onLoad">
          <text:p/>
        </draw:image>
        <draw:image xlink:href="Pictures/100002010000016D000000AA1C0AA7328333B7E3.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7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6B7B6A2D9C615090.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C8F4CFD45722C744.png" xlink:type="simple" xlink:show="embed" xlink:actuate="onLoad">
          <text:p/>
        </draw:image>
      </draw:frame>
      <draw:frame draw:style-name="Mgr5" draw:text-style-name="MP5"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11-30T09:43:04.011364076</dc:date>
    <meta:editing-duration>PT18H23M3S</meta:editing-duration>
    <meta:editing-cycles>83</meta:editing-cycles>
    <meta:generator>lpOD Python 1.1.6</meta:generator>
    <meta:keyword>presentation</meta:keyword>
    <meta:keyword>template</meta:keyword>
    <meta:keyword>SUSE template</meta:keyword>
    <meta:keyword>2014</meta:keyword>
    <meta:document-statistic meta:object-count="11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